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e2c2" officeooo:paragraph-rsid="001fe2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Constraints</text:p>
      <text:p text:style-name="P1">Prof. McMillan</text:p>
      <text:p text:style-name="P1"><text:s/></text:p>
      <text:p text:style-name="P1"><text:s text:c="12"/>During requirements gathering it is necessary to learn of any limits to be placed on the system besides those implied by the functionality desired and the data employed. <text:s/>Sometimes called non-functional requirements, the constraints place certain boundaries on the system and have significant implications for cost and resources, as well as some aspects of design.</text:p>
      <text:p text:style-name="P1"><text:s/></text:p>
      <text:p text:style-name="P1"><text:s text:c="12"/>Often there are requirements for speed of operation. <text:s/>It may be necessary, for example, that the system respond to user requests within 1 second, or an algorithm may have to run within, say, 10 seconds, or a connection may have to be established within 5 minutes. <text:s/>There are some good reasons for these constraints. <text:s/>The user (or customer) may not want to use slow software, or it may be impossible to carry out one's work with a slow system. <text:s/>If a police officer's information system doesn't respond fast enough, bad guys may have to be sent on their way before you know they're bad. <text:s/>In real-time systems, e.g., a patient monitoring program running in a medical setting, there are often very clear time constraints (though they will most likely be known as part of the functional requirements).</text:p>
      <text:p text:style-name="P1"><text:s/></text:p>
      <text:p text:style-name="P1"><text:s text:c="12"/>Another area where you have to place limits on the system is space occupied in main memory and on disk. <text:s/>A program and all its support files may have to fit on a single CD-ROM, for example. <text:s/>A system may have only 10 Mbytes of main memory in which to run. <text:s/>Note that these restrictions are placed on the developer, not on the user. <text:s/>We aren't talking about the kind of constraints listed on the packaging of shrink-wrapped software, e.g., "You must have at least 16 Mbytes of RAM to run this program." <text:s/>That's a different kind of constraint. <text:s/>Stated here are constraints on you, the developer. <text:s/>If you agree to develop the system, you are promising to live within a given budget of space. <text:s/>This does not directly address the issue of the minimum space required. <text:s/>At this point you are defining the maximum space required for good functioning.</text:p>
      <text:p text:style-name="P1"><text:s/></text:p>
      <text:p text:style-name="P1"><text:s text:c="12"/>Security is another constraint that may not come across clearly until you ask the client about it specifically. <text:s/>As you know, a secure system doesn't allow sneaky people to get into data or, in the case of an interpreted program, the code. <text:s/>Passwords and encryption may be used to limit access. <text:s/>Handling security will often affect functional requirements.</text:p>
      <text:p text:style-name="P1"><text:s/></text:p>
      <text:p text:style-name="P1"><text:s text:c="12"/>Privacy is related to security, but is not the same thing. <text:s/>If you simply leave a bunch of personal data such as employee salaries sitting around on web pages, you are most likely violating privacy, but no one is intentionally trying to pry into the system. <text:s/>A normal user will run across sensitive information. <text:s/>Privacy constraints also dictate how easy it is for other related programs, or non-users in the client's organization, to access data about users and customers. <text:s/>Every commercial web site is expected nowadays to implement strict privacy controls that are explained clearly to customers.</text:p>
      <text:p text:style-name="P1"><text:s/></text:p>
      <text:p text:style-name="P1"><text:s text:c="12"/>An important area to consider is reliability. <text:s/>Everyone wants a reliable system, but it is highly unlikely that a complex software system will be 100% reliable. <text:s/>You can define a quantitative target for desired reliability. <text:s/>Common measures are</text:p>
      <text:p text:style-name="P1"><text:s/></text:p>
      <text:p text:style-name="P1">· <text:s text:c="7"/>Probability of failure on demand (POFOD): P( failure | service request)</text:p>
      <text:p text:style-name="P1">· <text:s text:c="7"/>Rate of occurrence of failures (ROCOF): (number of failures) / (unit time)</text:p>
      <text:p text:style-name="P1">· <text:s text:c="7"/>Mean time between failures (MTBF): (time / failure), or expected time from failure to failure</text:p>
      <text:p text:style-name="P1">· <text:s text:c="7"/>Proportion of time available (AVAIL): (time available) / (total time)</text:p>
      <text:p text:style-name="P1"><text:s/></text:p>
      <text:p text:style-name="P1">For systems driven by discrete service requests, POFOD and AVAIL are most appropriate. <text:s/>For those <text:soft-page-break/>that run continuously, AVAIL, MTBF, and ROCOF are most suited. <text:s/>It is very important to get targets for reliability for safety-critical systems, but there is no reason not to do so for other systems as well. <text:s/>Reliability targets provide a standard against which the system can be tested and certified.</text:p>
      <text:p text:style-name="P1"><text:s/></text:p>
      <text:p text:style-name="P1"><text:s text:c="12"/>Sometimes there are requirements that the system be portable. <text:s/>That is, it should be possible to modify it in the future so that it will run on a different OS or on different hardware. <text:s/>For example, you may develop a program to run under Windows that the client would like to port over to Linux one day. <text:s/>This affects the programming language, of course, as well as issues such as how much encapsulation of I/O routines is necessary.</text:p>
      <text:p text:style-name="P1"><text:s/></text:p>
      <text:p text:style-name="P1"><text:s text:c="12"/>Constraints may be stated regarding the system's ease of use. <text:s/>The client may require that users be able to learn how to use 90% of the system functions with one hour of training. <text:s/>Or it may be stated that after 10 hours of use, users will make fewer than 3 mistakes per hour. <text:s/>Requirements in this area naturally affect user interface design.</text:p>
      <text:p text:style-name="P1"><text:s/></text:p>
      <text:p text:style-name="P1"><text:s text:c="12"/>Other kinds of constraints may crop up in different applications. <text:s/>For example, in a program that will run in a classroom, it may be necessary to restrict the frequency with which the screen changes between large areas of bright colors, so as to minimize visual distractions for other pupils in the room.</text:p>
      <text:p text:style-name="P1"><text:s/></text:p>
      <text:p text:style-name="P1">Exercises:</text:p>
      <text:p text:style-name="P1"><text:s/></text:p>
      <text:p text:style-name="P1"><text:s text:c="12"/>1. Classify as functional requirements or system constraints:</text:p>
      <text:p text:style-name="P1"><text:s/></text:p>
      <text:p text:style-name="P1">a. <text:s text:c="2"/>The overtime rate is calculated as 1.5 times the regular pay rate.</text:p>
      <text:p text:style-name="P1">b. <text:s text:c="2"/>After the submit button is pressed, the acknowledging alert box should appear within 2 seconds.</text:p>
      <text:p text:style-name="P1">c. <text:s text:c="2"/>All the functions that calculate satellite orbits should be able to be moved later from Windows to the Macintosh.</text:p>
      <text:p text:style-name="P1">d. <text:s text:c="2"/>The speed is calculated as the first derivative of distance over time.</text:p>
      <text:p text:style-name="P1">e. <text:s text:c="2"/>A menu should present the disk storage options to the user.</text:p>
      <text:p text:style-name="P1">f. <text:s text:c="3"/>When the user dials in, there should be a 99% probability of connecting.</text:p>
      <text:p text:style-name="P1"><text:s/></text:p>
      <text:p text:style-name="P1"><text:s text:c="12"/>2. Why is this not a system constraint in the sense discussed here? <text:s/>"There must 50 Mbytes of disk storage available to install this system."</text:p>
      <text:p text:style-name="P1"><text:s/></text:p>
      <text:p text:style-name="P1"><text:s text:c="12"/>3. Give three system constraints for a web-based student registration system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7:08.271895000</meta:creation-date>
    <dc:date>2015-05-03T14:27:36.254074000</dc:date>
    <meta:editing-duration>PT28S</meta:editing-duration>
    <meta:editing-cycles>1</meta:editing-cycles>
    <meta:document-statistic meta:table-count="0" meta:image-count="0" meta:object-count="0" meta:page-count="2" meta:paragraph-count="43" meta:word-count="981" meta:character-count="6011" meta:non-whitespace-character-count="4818"/>
    <meta:generator>LibreOffice/4.3.7.2$MacOSX_X86_64 LibreOffice_project/8a35821d8636a03b8bf4e15b48f59794652c68ba</meta:generator>
  </office:meta>
</office:document-meta>
</file>